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824cc" officeooo:paragraph-rsid="001824cc"/>
    </style:style>
    <style:style style:name="P2" style:family="paragraph" style:parent-style-name="Standard">
      <style:text-properties officeooo:rsid="001824cc" officeooo:paragraph-rsid="001824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fairly familiar with my GUI and command line given I have worked on the command line to run programs and get around my system for other classes. I run a dual-boot Windows and Ubuntu but spend most of my time in Ubuntu where I need to use my command line for a lot of basic needs on the system. I prefer using the command line now but earlier in my computer science learning I preferred using GUIs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824cc" officeooo:paragraph-rsid="001824c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inda Schimming </text:p>
        <text:p text:style-name="MP1">MART 120 </text:p>
        <text:p text:style-name="MP1">Hoemwork 1: My thoughts on GUI and Command-lin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4T15:52:10.637361622</meta:creation-date>
    <dc:date>2020-08-24T15:56:48.633132230</dc:date>
    <meta:editing-duration>PT4M38S</meta:editing-duration>
    <meta:editing-cycles>1</meta:editing-cycles>
    <meta:document-statistic meta:table-count="0" meta:image-count="0" meta:object-count="0" meta:page-count="1" meta:paragraph-count="4" meta:word-count="92" meta:character-count="475" meta:non-whitespace-character-count="385"/>
    <meta:generator>LibreOffice/6.0.7.3$Linux_X86_64 LibreOffice_project/00m0$Build-3</meta:generator>
  </office:meta>
</office:document-meta>
</file>